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.264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3.306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9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2.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fo:min-height="0.523cm"/>
    </style:style>
    <style:style style:name="gr18" style:family="graphic" style:parent-style-name="standard">
      <style:graphic-properties draw:stroke="none" svg:stroke-color="#000000" draw:fill="none" draw:fill-color="#ffffff" fo:min-height="0.976cm"/>
    </style:style>
    <style:style style:name="gr19" style:family="graphic" style:parent-style-name="standard">
      <style:graphic-properties draw:stroke="none" svg:stroke-color="#000000" draw:fill="none" draw:fill-color="#ffffff" fo:min-height="0.25cm"/>
    </style:style>
    <style:style style:name="gr20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22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fo:min-height="0.65cm"/>
    </style:style>
    <style:style style:name="gr24" style:family="graphic" style:parent-style-name="standard">
      <style:graphic-properties draw:stroke="none" svg:stroke-color="#000000" draw:fill="none" draw:fill-color="#ffffff" fo:min-height="0.6cm"/>
    </style:style>
    <style:style style:name="gr25" style:family="graphic" style:parent-style-name="objectwithoutfill">
      <style:graphic-properties svg:stroke-width="0.152cm" draw:marker-start-width="0.432cm" draw:marker-end="Arrow" draw:marker-end-width="0.533cm" draw:fill="none" draw:textarea-vertical-align="middle" fo:padding-top="0.201cm" fo:padding-bottom="0.201cm" fo:padding-left="0.326cm" fo:padding-right="0.326cm"/>
    </style:style>
    <style:style style:name="gr26" style:family="graphic" style:parent-style-name="objectwithoutfill">
      <style:graphic-properties svg:stroke-width="0.03cm" draw:marker-start-width="0.245cm" draw:marker-end="Arrowhead_20_3" draw:marker-end-width="0.345cm" draw:fill="none" draw:textarea-vertical-align="middle" fo:padding-top="0.015cm" fo:padding-bottom="0.015cm" fo:padding-left="0.015cm" fo:padding-right="0.015cm"/>
    </style:style>
    <style:style style:name="gr27" style:family="graphic" style:parent-style-name="objectwithoutfill">
      <style:graphic-properties svg:stroke-width="0.08cm" draw:marker-start-width="0.32cm" draw:marker-end="Arrowhead_20_3" draw:marker-end-width="0.42cm" draw:fill="none" draw:textarea-vertical-align="middle" fo:padding-top="0.04cm" fo:padding-bottom="0.04cm" fo:padding-left="0.04cm" fo:padding-right="0.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149cm"/>
    </style:style>
    <style:style style:name="P1" style:family="paragraph">
      <style:paragraph-properties fo:text-align="center"/>
    </style:style>
    <style:style style:name="P2" style:family="paragraph">
      <style:text-properties fo:font-family="'Liberation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3" style:family="paragraph">
      <style:text-properties fo:font-family="'Liberation Mono'" style:font-family-generic="modern" style:font-pitch="fixed" fo:font-size="10pt" style:font-size-asian="10pt" style:font-size-complex="10pt"/>
    </style:style>
    <style:style style:name="P4" style:family="paragraph">
      <style:paragraph-properties fo:text-align="center"/>
      <style:text-properties fo:font-family="Arial" style:font-style-name="Regular" style:font-family-generic="swiss" style:font-pitch="variable" fo:font-size="9pt" fo:font-style="normal" fo:font-weight="normal" style:font-size-asian="12pt" style:font-weight-asian="normal" style:font-size-complex="12pt" style:font-weight-complex="normal"/>
    </style:style>
    <style:style style:name="P5" style:family="paragraph">
      <style:paragraph-properties fo:text-align="center"/>
      <style:text-properties fo:font-size="9pt"/>
    </style:style>
    <style:style style:name="P6" style:family="paragraph">
      <style:text-properties fo:font-family="Arial" style:font-style-name="Regular" style:font-family-generic="swiss" style:font-pitch="variable" fo:font-size="10pt" fo:font-style="normal" fo:font-weight="normal" style:font-size-asian="12pt" style:font-weight-asian="normal" style:font-size-complex="12pt" style:font-weight-complex="normal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fo:text-align="start"/>
      <style:text-properties fo:font-family="'Liberation Mono'" style:font-family-generic="modern" style:font-pitch="fixed" fo:font-size="14pt" style:font-size-asian="14pt" style:font-size-complex="14pt"/>
    </style:style>
    <style:style style:name="P10" style:family="paragraph">
      <style:paragraph-properties fo:margin-top="0cm" fo:margin-bottom="0.05cm" fo:line-height="200%" fo:text-align="end">
        <style:tab-stops/>
      </style:paragraph-properties>
    </style:style>
    <style:style style:name="P11" style:family="paragraph">
      <style:paragraph-properties fo:margin-top="0cm" fo:margin-bottom="0.05cm" fo:line-height="200%" fo:text-align="end">
        <style:tab-stops/>
      </style:paragraph-properties>
      <style:text-properties fo:font-family="'Liberation Mono'" style:font-family-generic="modern" style:font-pitch="fixed" fo:font-size="12pt" style:font-size-asian="12pt" style:font-size-complex="12pt"/>
    </style:style>
    <style:style style:name="P12" style:family="paragraph">
      <style:paragraph-properties fo:margin-top="0cm" fo:margin-bottom="0.05cm" fo:line-height="200%" fo:text-align="start">
        <style:tab-stops/>
      </style:paragraph-properties>
    </style:style>
    <style:style style:name="P13" style:family="paragraph">
      <style:paragraph-properties fo:margin-top="0cm" fo:margin-bottom="0.05cm" fo:line-height="200%" fo:text-align="start">
        <style:tab-stops/>
      </style:paragraph-properties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family="'Liberation Mono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'Liberation Mono'" style:font-family-generic="modern" style:font-pitch="fixed" fo:font-size="10pt" style:font-size-asian="10pt" style:font-size-complex="10pt"/>
    </style:style>
    <style:style style:name="T3" style:family="text">
      <style:text-properties fo:font-family="Arial" style:font-style-name="Regular" style:font-family-generic="swiss" style:font-pitch="variable" fo:font-size="9pt" fo:font-style="normal" fo:font-weight="normal" style:font-size-asian="12pt" style:font-weight-asian="normal" style:font-size-complex="12pt" style:font-weight-complex="normal"/>
    </style:style>
    <style:style style:name="T4" style:family="text">
      <style:text-properties fo:font-family="Arial" style:font-style-name="Regular" style:font-family-generic="swiss" style:font-pitch="variable" fo:font-size="10pt" fo:font-style="normal" fo:font-weight="normal" style:font-size-asian="12pt" style:font-weight-asian="normal" style:font-size-complex="12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family="'Liberation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layer="layout" svg:width="16cm" svg:height="1cm" svg:x="7.702cm" svg:y="7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2cm" svg:y1="8.66cm" svg:x2="10.82cm" svg:y2="7.66cm">
          <text:p text:style-name="P1"/>
          <text:p text:style-name="P1"/>
        </draw:line>
        <draw:line draw:style-name="gr3" draw:text-style-name="P1" draw:layer="layout" svg:x1="13.3cm" svg:y1="8.7cm" svg:x2="13.3cm" svg:y2="7.7cm">
          <text:p/>
        </draw:line>
        <draw:frame draw:style-name="gr4" draw:text-style-name="P2" draw:layer="layout" svg:width="1.772cm" svg:height="0.649cm" svg:x="8.408cm" svg:y="7.92cm">
          <draw:text-box>
            <text:p><text:span text:style-name="T1">Opcode</text:span></text:p>
          </draw:text-box>
        </draw:frame>
        <draw:frame draw:style-name="gr5" draw:text-style-name="P2" draw:layer="layout" svg:width="3.889cm" svg:height="0.649cm" svg:x="17.795cm" svg:y="7.903cm">
          <draw:text-box>
            <text:p><text:span text:style-name="T1">16-bit Immediate</text:span></text:p>
          </draw:text-box>
        </draw:frame>
        <draw:line draw:style-name="gr3" draw:text-style-name="P1" draw:layer="layout" svg:x1="15.702cm" svg:y1="8.7cm" svg:x2="15.702cm" svg:y2="7.7cm">
          <text:p/>
        </draw:line>
        <draw:frame draw:style-name="gr6" draw:text-style-name="P2" draw:layer="layout" svg:width="1.137cm" svg:height="0.649cm" svg:x="11.54cm" svg:y="10.251cm">
          <draw:text-box>
            <text:p><text:span text:style-name="T1">RS1</text:span></text:p>
          </draw:text-box>
        </draw:frame>
        <draw:custom-shape draw:style-name="gr1" draw:text-style-name="P1" draw:layer="layout" svg:width="16cm" svg:height="1cm" svg:x="7.703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9cm" svg:y1="11cm" svg:x2="10.9cm" svg:y2="10cm">
          <text:p/>
        </draw:line>
        <draw:line draw:style-name="gr3" draw:text-style-name="P1" draw:layer="layout" svg:x1="13.3cm" svg:y1="11cm" svg:x2="13.3cm" svg:y2="10cm">
          <text:p/>
        </draw:line>
        <draw:line draw:style-name="gr3" draw:text-style-name="P1" draw:layer="layout" svg:x1="15.703cm" svg:y1="11cm" svg:x2="15.703cm" svg:y2="10cm">
          <text:p/>
        </draw:line>
        <draw:line draw:style-name="gr3" draw:text-style-name="P1" draw:layer="layout" svg:x1="18.1cm" svg:y1="11cm" svg:x2="18.1cm" svg:y2="10cm">
          <text:p/>
        </draw:line>
        <draw:frame draw:style-name="gr7" draw:layer="layout" svg:width="2.09cm" svg:height="0.962cm" svg:x="4.967cm" svg:y="7.7cm">
          <draw:text-box>
            <text:p>I-type</text:p>
          </draw:text-box>
        </draw:frame>
        <draw:frame draw:style-name="gr7" draw:text-style-name="P3" draw:layer="layout" svg:width="16.589cm" svg:height="0.649cm" svg:x="7.386cm" svg:y="9.503cm">
          <draw:text-box>
            <text:p><text:span text:style-name="T2">31 <text:s text:c="10"/>26 25 <text:s text:c="5"/>22 21 <text:s text:c="6"/>17 16 <text:s text:c="5"/>11 10 <text:s text:c="6"/>6 5 <text:s text:c="12"/>0</text:span></text:p>
          </draw:text-box>
        </draw:frame>
        <draw:frame draw:style-name="gr7" draw:text-style-name="P3" draw:layer="layout" svg:width="16.589cm" svg:height="0.649cm" svg:x="7.468cm" svg:y="7.2cm">
          <draw:text-box>
            <text:p><text:span text:style-name="T2">31 <text:s text:c="9"/>28 27 <text:s text:c="6"/>23 22 <text:s text:c="5"/>16 15 <text:s text:c="33"/>0 </text:span></text:p>
          </draw:text-box>
        </draw:frame>
        <draw:frame draw:style-name="gr6" draw:text-style-name="P2" draw:layer="layout" svg:width="0.925cm" svg:height="0.649cm" svg:x="14.14cm" svg:y="7.98cm">
          <draw:text-box>
            <text:p><text:span text:style-name="T1">RD</text:span></text:p>
          </draw:text-box>
        </draw:frame>
        <draw:line draw:style-name="gr3" draw:text-style-name="P1" draw:layer="layout" svg:x1="20.5cm" svg:y1="11cm" svg:x2="20.5cm" svg:y2="10cm">
          <text:p/>
        </draw:line>
        <draw:frame draw:style-name="gr4" draw:text-style-name="P2" draw:layer="layout" svg:width="1.772cm" svg:height="0.649cm" svg:x="8.408cm" svg:y="10.221cm">
          <draw:text-box>
            <text:p><text:span text:style-name="T1">Opcode</text:span></text:p>
          </draw:text-box>
        </draw:frame>
        <draw:frame draw:style-name="gr4" draw:text-style-name="P2" draw:layer="layout" svg:width="2.195cm" svg:height="0.649cm" svg:x="21.068cm" svg:y="10.222cm">
          <draw:text-box>
            <text:p><text:span text:style-name="T1">Function</text:span></text:p>
          </draw:text-box>
        </draw:frame>
        <draw:frame draw:style-name="gr6" draw:text-style-name="P2" draw:layer="layout" svg:width="1.137cm" svg:height="0.649cm" svg:x="11.541cm" svg:y="7.952cm">
          <draw:text-box>
            <text:p><text:span text:style-name="T1">RS1</text:span></text:p>
          </draw:text-box>
        </draw:frame>
        <draw:frame draw:style-name="gr6" draw:text-style-name="P2" draw:layer="layout" svg:width="1.137cm" svg:height="0.649cm" svg:x="13.941cm" svg:y="10.252cm">
          <draw:text-box>
            <text:p><text:span text:style-name="T1">RS2</text:span></text:p>
          </draw:text-box>
        </draw:frame>
        <draw:frame draw:style-name="gr6" draw:text-style-name="P2" draw:layer="layout" svg:width="0.925cm" svg:height="0.649cm" svg:x="16.502cm" svg:y="10.253cm">
          <draw:text-box>
            <text:p><text:span text:style-name="T1">RD</text:span></text:p>
          </draw:text-box>
        </draw:frame>
        <draw:frame draw:style-name="gr6" draw:text-style-name="P2" draw:layer="layout" svg:width="0.925cm" svg:height="0.649cm" svg:x="18.841cm" svg:y="10.253cm">
          <draw:text-box>
            <text:p><text:span text:style-name="T1">SA</text:span></text:p>
          </draw:text-box>
        </draw:frame>
        <draw:frame draw:style-name="gr8" draw:layer="layout" svg:width="2.369cm" svg:height="1.1cm" svg:x="4.95cm" svg:y="10.06cm">
          <draw:text-box>
            <text:p>R-type</text:p>
          </draw:text-box>
        </draw:frame>
        <draw:custom-shape draw:style-name="gr1" draw:text-style-name="P1" draw:layer="layout" svg:width="16cm" svg:height="1cm" svg:x="7.702cm" svg:y="12.13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82cm" svg:y1="13.094cm" svg:x2="10.82cm" svg:y2="12.094cm">
          <text:p text:style-name="P1"/>
          <text:p text:style-name="P1"/>
        </draw:line>
        <draw:frame draw:style-name="gr4" draw:text-style-name="P2" draw:layer="layout" svg:width="1.772cm" svg:height="0.649cm" svg:x="8.408cm" svg:y="12.354cm">
          <draw:text-box>
            <text:p><text:span text:style-name="T1">Opcode</text:span></text:p>
          </draw:text-box>
        </draw:frame>
        <draw:frame draw:style-name="gr9" draw:text-style-name="P2" draw:layer="layout" svg:width="3cm" svg:height="0.649cm" svg:x="15cm" svg:y="12.385cm">
          <draw:text-box>
            <text:p><text:span text:style-name="T1">PC Offset</text:span></text:p>
          </draw:text-box>
        </draw:frame>
        <draw:frame draw:style-name="gr7" draw:layer="layout" svg:width="2.229cm" svg:height="0.962cm" svg:x="4.967cm" svg:y="12.134cm">
          <draw:text-box>
            <text:p>J-type</text:p>
          </draw:text-box>
        </draw:frame>
        <draw:frame draw:style-name="gr7" draw:text-style-name="P3" draw:layer="layout" svg:width="16.589cm" svg:height="0.649cm" svg:x="7.501cm" svg:y="11.634cm">
          <draw:text-box>
            <text:p><text:span text:style-name="T2">31 <text:s text:c="9"/>28 27 <text:s text:c="56"/>0 </text:span></text:p>
          </draw:text-box>
        </draw:frame>
      </draw:page>
      <draw:page draw:name="page2" draw:style-name="dp1" draw:master-page-name="Padrão">
        <office:forms form:automatic-focus="false" form:apply-design-mode="false"/>
        <draw:custom-shape draw:style-name="gr10" draw:text-style-name="P4" draw:layer="layout" svg:width="4.325cm" svg:height="1.964cm" svg:x="8.399cm" svg:y="7.088cm">
          <text:p text:style-name="P1"><text:span text:style-name="T3">uDLX</text:span></text:p>
          <text:p text:style-name="P1"><text:span text:style-name="T3">32-bit 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869cm" svg:height="1.156cm" svg:x="7.387cm" svg:y="10.482cm">
          <text:p text:style-name="P1"><text:span text:style-name="T3">MEMORY 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182cm" svg:height="1.271cm" svg:x="17.518cm" svg:y="10.399cm">
          <text:p text:style-name="P1"><text:span text:style-name="T3">COMPILED CODE </text:span></text:p>
          <text:p text:style-name="P1"><text:span text:style-name="T3">EXTERNAL </text:span></text:p>
          <text:p text:style-name="P1"><text:span text:style-name="T3">STATIC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1.387cm" svg:height="0.925cm" draw:transform="rotate (-1.5707963267949) translate (10.949cm 9.078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1.386cm" svg:height="0.924cm" draw:transform="rotate (-1.5707963267949) translate (12.11cm 11.68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5" draw:layer="layout" svg:width="1.386cm" svg:height="0.925cm" draw:transform="rotate (-1.5707963267949) translate (9.11cm 11.68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5" draw:layer="layout" svg:width="9.532cm" svg:height="9cm" svg:x="6.968cm" svg:y="6.0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1.387cm" svg:height="0.925cm" draw:transform="rotate (-1.5707963267949) translate (9.103cm 14.43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5" draw:layer="layout" svg:width="1.387cm" svg:height="0.924cm" draw:transform="rotate (-1.5707963267949) translate (12.103cm 14.409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" draw:text-style-name="P6" draw:layer="layout" svg:width="4.795cm" svg:height="0.645cm" svg:x="6.958cm" svg:y="6cm">
          <draw:text-box>
            <text:p><text:span text:style-name="T4">uDLX Architecture Interface</text:span></text:p>
          </draw:text-box>
        </draw:frame>
        <draw:custom-shape draw:style-name="gr11" draw:text-style-name="P4" draw:layer="layout" svg:width="2.3cm" svg:height="1.271cm" svg:x="7.46cm" svg:y="15.819cm">
          <text:p text:style-name="P1"><text:span text:style-name="T3">2MB SRAM</text:span></text:p>
          <text:p text:style-name="P1"><text:span text:style-name="T3">16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4" draw:layer="layout" svg:width="2.427cm" svg:height="1.271cm" svg:x="10.433cm" svg:y="15.82cm">
          <text:p text:style-name="P1"><text:span text:style-name="T3">2x 64MB</text:span></text:p>
          <text:p text:style-name="P1"><text:span text:style-name="T3">SDRAM 16-BIT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819cm" svg:height="1.271cm" svg:x="13.8cm" svg:y="7.429cm">
          <text:p text:style-name="P1"><text:span text:style-name="T3">CLK/RST</text:span></text:p>
          <text:p text:style-name="P1"><text:span text:style-name="T3">Manag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861cm" svg:height="1.272cm" svg:x="7.217cm" svg:y="13.115cm">
          <text:p text:style-name="P1"><text:span text:style-name="T3">SDRAM</text:span></text:p>
          <text:p text:style-name="P1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861cm" svg:height="1.272cm" svg:x="10.218cm" svg:y="13.115cm">
          <text:p text:style-name="P1"><text:span text:style-name="T3">SRAM</text:span></text:p>
          <text:p text:style-name="P1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208cm" svg:height="0.925cm" svg:x="15.292cm" svg:y="10.61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4" draw:layer="layout" svg:width="2.281cm" svg:height="1.272cm" svg:x="13.334cm" svg:y="13.1cm">
          <text:p text:style-name="P1"><text:span text:style-name="T3">BOOTLOADER</text:span></text:p>
          <text:p text:style-name="P1"><text:span text:style-name="T3">ROM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386cm" svg:height="0.924cm" draw:transform="rotate (-1.5707963267949) translate (14.866cm 11.685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Padrão">
        <office:forms form:automatic-focus="false" form:apply-design-mode="false"/>
        <draw:rect draw:style-name="gr15" draw:text-style-name="P1" draw:layer="layout" svg:width="6.858cm" svg:height="15.9cm" svg:x="7.725cm" svg:y="4.6cm">
          <text:p/>
        </draw:rect>
        <draw:line draw:style-name="gr16" draw:text-style-name="P1" draw:layer="layout" svg:x1="7.7cm" svg:y1="17.5cm" svg:x2="14.558cm" svg:y2="17.5cm">
          <text:p/>
        </draw:line>
        <draw:line draw:style-name="gr16" draw:text-style-name="P1" draw:layer="layout" svg:x1="7.742cm" svg:y1="19cm" svg:x2="14.6cm" svg:y2="19cm">
          <text:p/>
        </draw:line>
        <draw:line draw:style-name="gr16" draw:text-style-name="P1" draw:layer="layout" svg:x1="7.7cm" svg:y1="13.4cm" svg:x2="14.558cm" svg:y2="13.4cm">
          <text:p/>
        </draw:line>
        <draw:frame draw:style-name="gr17" draw:layer="layout" svg:width="4cm" svg:height="0.962cm" svg:x="9.264cm" svg:y="17.767cm">
          <draw:text-box>
            <text:p>bootloader</text:p>
          </draw:text-box>
        </draw:frame>
        <draw:frame draw:style-name="gr17" draw:layer="layout" svg:width="5.4cm" svg:height="1.673cm" svg:x="8.728cm" svg:y="14.748cm">
          <draw:text-box>
            <text:p>Static memory Compiled code </text:p>
          </draw:text-box>
        </draw:frame>
        <draw:frame draw:style-name="gr17" draw:layer="layout" svg:width="6cm" svg:height="0.962cm" svg:x="8.1cm" svg:y="11.524cm">
          <draw:text-box>
            <text:p>Instruction address</text:p>
          </draw:text-box>
        </draw:frame>
        <draw:line draw:style-name="gr16" draw:text-style-name="P1" draw:layer="layout" svg:x1="7.7cm" svg:y1="9.5cm" svg:x2="14.558cm" svg:y2="9.5cm">
          <text:p/>
        </draw:line>
        <draw:frame draw:style-name="gr18" draw:layer="layout" svg:width="5.026cm" svg:height="1.226cm" svg:x="9.274cm" svg:y="7.474cm">
          <draw:text-box>
            <text:p>Data address</text:p>
          </draw:text-box>
        </draw:frame>
        <draw:frame draw:style-name="gr19" draw:text-style-name="P7" draw:layer="layout" svg:width="2.8cm" svg:height="0.806cm" svg:x="5cm" svg:y="18.362cm">
          <draw:text-box>
            <text:p><text:span text:style-name="T5">04000000</text:span></text:p>
          </draw:text-box>
        </draw:frame>
        <draw:frame draw:style-name="gr19" draw:text-style-name="P7" draw:layer="layout" svg:width="2.8cm" svg:height="0.806cm" svg:x="5cm" svg:y="17.394cm">
          <draw:text-box>
            <text:p><text:span text:style-name="T5">04001FFF</text:span></text:p>
          </draw:text-box>
        </draw:frame>
        <draw:frame draw:style-name="gr19" draw:text-style-name="P7" draw:layer="layout" svg:width="2.833cm" svg:height="0.806cm" svg:x="4.92cm" svg:y="15.781cm">
          <draw:text-box>
            <text:p><text:span text:style-name="T5">10000000</text:span></text:p>
          </draw:text-box>
        </draw:frame>
        <draw:frame draw:style-name="gr19" draw:text-style-name="P7" draw:layer="layout" svg:width="3.1cm" svg:height="0.806cm" svg:x="4.799cm" svg:y="14.76cm">
          <draw:text-box>
            <text:p><text:span text:style-name="T5">1FFFFFFF</text:span></text:p>
          </draw:text-box>
        </draw:frame>
        <draw:frame draw:style-name="gr19" draw:text-style-name="P7" draw:layer="layout" svg:width="3cm" svg:height="0.806cm" svg:x="4.8cm" svg:y="12.613cm">
          <draw:text-box>
            <text:p><text:span text:style-name="T5">30000000</text:span></text:p>
          </draw:text-box>
        </draw:frame>
        <draw:frame draw:style-name="gr19" draw:text-style-name="P7" draw:layer="layout" svg:width="2.8cm" svg:height="0.806cm" svg:x="4.788cm" svg:y="8.732cm">
          <draw:text-box>
            <text:p><text:span text:style-name="T5">60000000</text:span></text:p>
          </draw:text-box>
        </draw:frame>
        <draw:frame draw:style-name="gr19" draw:text-style-name="P7" draw:layer="layout" svg:width="2.9cm" svg:height="0.806cm" svg:x="4.7cm" svg:y="6.586cm">
          <draw:text-box>
            <text:p><text:span text:style-name="T5">7FFFFFFF</text:span></text:p>
          </draw:text-box>
        </draw:frame>
        <draw:line draw:style-name="gr16" draw:text-style-name="P1" draw:layer="layout" svg:x1="7.7cm" svg:y1="16.52cm" svg:x2="14.558cm" svg:y2="16.52cm">
          <text:p/>
        </draw:line>
        <draw:frame draw:style-name="gr19" draw:text-style-name="P7" draw:layer="layout" svg:width="3cm" svg:height="0.806cm" svg:x="4.734cm" svg:y="10.724cm">
          <draw:text-box>
            <text:p><text:span text:style-name="T5">4FFFFFFF</text:span></text:p>
          </draw:text-box>
        </draw:frame>
        <draw:line draw:style-name="gr20" draw:text-style-name="P1" draw:layer="layout" svg:x1="4.26cm" svg:y1="13.407cm" svg:x2="11.118cm" svg:y2="13.407cm">
          <text:p/>
        </draw:line>
        <draw:line draw:style-name="gr20" draw:text-style-name="P1" draw:layer="layout" svg:x1="4.234cm" svg:y1="16.539cm" svg:x2="11.092cm" svg:y2="16.539cm">
          <text:p/>
        </draw:line>
        <draw:line draw:style-name="gr20" draw:text-style-name="P1" draw:layer="layout" svg:x1="4.234cm" svg:y1="9.501cm" svg:x2="11.092cm" svg:y2="9.501cm">
          <text:p/>
        </draw:line>
        <draw:line draw:style-name="gr20" draw:text-style-name="P1" draw:layer="layout" svg:x1="4.234cm" svg:y1="6.581cm" svg:x2="11.092cm" svg:y2="6.581cm">
          <text:p/>
        </draw:line>
        <draw:line draw:style-name="gr20" draw:text-style-name="P1" draw:layer="layout" svg:x1="4.234cm" svg:y1="17.481cm" svg:x2="11.092cm" svg:y2="17.481cm">
          <text:p/>
        </draw:line>
        <draw:line draw:style-name="gr20" draw:text-style-name="P1" draw:layer="layout" svg:x1="4.234cm" svg:y1="18.995cm" svg:x2="11.092cm" svg:y2="18.995cm">
          <text:p/>
        </draw:line>
        <draw:custom-shape draw:style-name="gr21" draw:text-style-name="P1" draw:layer="layout" svg:width="6.8cm" svg:height="1.4cm" svg:x="7.76cm" svg:y="19.06cm">
          <text:p text:style-name="P1">Not used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6.782cm" svg:height="1.956cm" svg:x="7.776cm" svg:y="4.652cm">
          <text:p text:style-name="P1">Not us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6.8cm" svg:height="0.88cm" svg:x="7.76cm" svg:y="16.58cm">
          <text:p text:style-name="P1">Not used</text:p>
          <draw:enhanced-geometry svg:viewBox="0 0 21600 21600" draw:type="rectangle" draw:enhanced-path="M 0 0 L 21600 0 21600 21600 0 21600 0 0 Z N"/>
        </draw:custom-shape>
        <draw:rect draw:style-name="gr15" draw:text-style-name="P1" draw:layer="layout" svg:width="5.7cm" svg:height="3.115cm" svg:x="24cm" svg:y="10.1cm">
          <text:p/>
        </draw:rect>
        <draw:rect draw:style-name="gr15" draw:text-style-name="P1" draw:layer="layout" svg:width="5.7cm" svg:height="3.115cm" svg:x="33cm" svg:y="10.085cm">
          <text:p/>
        </draw:rect>
        <draw:rect draw:style-name="gr22" draw:text-style-name="P1" xml:id="id1" draw:id="id1" draw:layer="layout" svg:width="5.7cm" svg:height="1.8cm" svg:x="28.724cm" svg:y="16.886cm">
          <text:p text:style-name="P1">Instruction Code</text:p>
        </draw:rect>
        <draw:rect draw:style-name="gr22" draw:text-style-name="P1" xml:id="id3" draw:id="id3" draw:layer="layout" svg:width="5.7cm" svg:height="1.8cm" svg:x="28.709cm" svg:y="15.109cm">
          <text:p text:style-name="P1"><text:s/>Data Code</text:p>
        </draw:rect>
        <draw:rect draw:style-name="gr22" draw:text-style-name="P1" xml:id="id2" draw:id="id2" draw:layer="layout" svg:width="5.7cm" svg:height="1.8cm" svg:x="24.009cm" svg:y="11.409cm">
          <text:p text:style-name="P1">Instruction Code</text:p>
        </draw:rect>
        <draw:rect draw:style-name="gr22" draw:text-style-name="P1" xml:id="id4" draw:id="id4" draw:layer="layout" svg:width="5.7cm" svg:height="1.8cm" svg:x="32.994cm" svg:y="11.394cm">
          <text:p text:style-name="P1"><text:s/>Data Code</text:p>
        </draw:rect>
        <draw:frame draw:style-name="gr23" draw:layer="layout" svg:width="2.9cm" svg:height="0.962cm" svg:x="24.1cm" svg:y="9.1cm">
          <draw:text-box>
            <text:p>SRAM</text:p>
          </draw:text-box>
        </draw:frame>
        <draw:frame draw:style-name="gr24" draw:layer="layout" svg:width="3.3cm" svg:height="0.962cm" svg:x="33cm" svg:y="9.236cm">
          <draw:text-box>
            <text:p>SDRAM</text:p>
          </draw:text-box>
        </draw:frame>
        <draw:frame draw:style-name="gr24" draw:layer="layout" svg:width="5.1cm" svg:height="0.962cm" svg:x="28.69cm" svg:y="14.213cm">
          <draw:text-box>
            <text:p>Static Memory</text:p>
          </draw:text-box>
        </draw:frame>
        <draw:connector draw:style-name="gr25" draw:text-style-name="P1" draw:layer="layout" svg:x1="28.724cm" svg:y1="17.786cm" svg:x2="26.859cm" svg:y2="13.209cm" draw:start-shape="id1" draw:start-glue-point="3" draw:end-shape="id2" svg:d="m28724 17786h-1865v-4577" svg:viewBox="0 0 1866 4578">
          <text:p/>
        </draw:connector>
        <draw:connector draw:style-name="gr25" draw:text-style-name="P1" draw:layer="layout" svg:x1="34.409cm" svg:y1="16.009cm" svg:x2="35.844cm" svg:y2="13.194cm" draw:start-shape="id3" draw:start-glue-point="1" draw:end-shape="id4" draw:end-glue-point="2" svg:d="m34409 16009h1435v-2815" svg:viewBox="0 0 1436 2816">
          <text:p/>
        </draw:connector>
        <draw:line draw:style-name="gr16" draw:text-style-name="P1" draw:layer="layout" svg:x1="7.674cm" svg:y1="10.675cm" svg:x2="14.532cm" svg:y2="10.675cm">
          <text:p/>
        </draw:line>
        <draw:line draw:style-name="gr20" draw:text-style-name="P1" draw:layer="layout" svg:x1="4.208cm" svg:y1="10.676cm" svg:x2="11.066cm" svg:y2="10.676cm">
          <text:p/>
        </draw:line>
        <draw:line draw:style-name="gr16" draw:text-style-name="P1" draw:layer="layout" svg:x1="7.674cm" svg:y1="14.787cm" svg:x2="14.532cm" svg:y2="14.787cm">
          <text:p/>
        </draw:line>
        <draw:line draw:style-name="gr20" draw:text-style-name="P1" draw:layer="layout" svg:x1="4.234cm" svg:y1="14.794cm" svg:x2="11.092cm" svg:y2="14.794cm">
          <text:p/>
        </draw:line>
        <draw:line draw:style-name="gr16" draw:text-style-name="P1" draw:layer="layout" svg:x1="7.674cm" svg:y1="13.375cm" svg:x2="14.532cm" svg:y2="13.375cm">
          <text:p/>
        </draw:line>
        <draw:line draw:style-name="gr20" draw:text-style-name="P1" draw:layer="layout" svg:x1="4.234cm" svg:y1="13.382cm" svg:x2="11.092cm" svg:y2="13.382cm">
          <text:p/>
        </draw:line>
        <draw:custom-shape draw:style-name="gr21" draw:text-style-name="P1" draw:layer="layout" svg:width="6.728cm" svg:height="1.056cm" svg:x="7.796cm" svg:y="9.544cm">
          <text:p text:style-name="P1">Not us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6.8cm" svg:height="1.3cm" svg:x="7.756cm" svg:y="13.432cm">
          <text:p text:style-name="P1">Not use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7.674cm" svg:y1="6.574cm" svg:x2="14.532cm" svg:y2="6.574cm">
          <text:p/>
        </draw:line>
      </draw:page>
      <draw:page draw:name="page4" draw:style-name="dp1" draw:master-page-name="Padrão">
        <office:forms form:automatic-focus="false" form:apply-design-mode="false"/>
        <draw:rect draw:style-name="gr22" draw:text-style-name="P8" draw:layer="layout" svg:width="4.547cm" svg:height="7.63cm" svg:x="7.955cm" svg:y="7.97cm">
          <text:p text:style-name="P1"><text:span text:style-name="T6">SRAM</text:span></text:p>
          <text:p text:style-name="P1"><text:span text:style-name="T6">Controller</text:span></text:p>
        </draw:rect>
        <draw:line draw:style-name="gr26" draw:text-style-name="P9" draw:layer="layout" svg:x1="5.955cm" svg:y1="8.951cm" svg:x2="7.955cm" svg:y2="8.951cm">
          <text:p/>
        </draw:line>
        <draw:line draw:style-name="gr27" draw:text-style-name="P9" draw:layer="layout" svg:x1="14.507cm" svg:y1="9.987cm" svg:x2="12.507cm" svg:y2="9.987cm">
          <text:p/>
        </draw:line>
        <draw:line draw:style-name="gr27" draw:text-style-name="P9" draw:layer="layout" svg:x1="14.507cm" svg:y1="11.987cm" svg:x2="12.507cm" svg:y2="11.987cm">
          <text:p/>
        </draw:line>
        <draw:line draw:style-name="gr27" draw:text-style-name="P9" draw:layer="layout" svg:x1="14.507cm" svg:y1="10.987cm" svg:x2="12.507cm" svg:y2="10.987cm">
          <text:p/>
        </draw:line>
        <draw:line draw:style-name="gr26" draw:text-style-name="P9" draw:layer="layout" svg:x1="14.507cm" svg:y1="12.987cm" svg:x2="12.507cm" svg:y2="12.987cm">
          <text:p/>
        </draw:line>
        <draw:frame draw:style-name="gr28" draw:text-style-name="P11" draw:layer="layout" svg:width="2.649cm" svg:height="6.765cm" svg:x="3.8cm" svg:y="8.549cm">
          <draw:text-box>
            <text:p text:style-name="P10"><text:span text:style-name="T7">clk_x2</text:span></text:p>
            <text:p text:style-name="P10"><text:span text:style-name="T7">rst_n</text:span></text:p>
            <text:p text:style-name="P10"><text:span text:style-name="T7">wr_en</text:span></text:p>
            <text:p text:style-name="P10"><text:span text:style-name="T7">wr_data</text:span></text:p>
            <text:p text:style-name="P10"><text:span text:style-name="T7">address</text:span></text:p>
            <text:p text:style-name="P10"><text:span text:style-name="T7">rd_en</text:span></text:p>
            <text:p text:style-name="P10"><text:span text:style-name="T7">rd_data</text:span></text:p>
          </draw:text-box>
        </draw:frame>
        <draw:line draw:style-name="gr26" draw:text-style-name="P9" draw:layer="layout" svg:x1="5.955cm" svg:y1="9.951cm" svg:x2="7.955cm" svg:y2="9.951cm">
          <text:p/>
        </draw:line>
        <draw:line draw:style-name="gr27" draw:text-style-name="P9" draw:layer="layout" svg:x1="5.955cm" svg:y1="10.951cm" svg:x2="7.955cm" svg:y2="10.951cm">
          <text:p/>
        </draw:line>
        <draw:line draw:style-name="gr27" draw:text-style-name="P9" draw:layer="layout" svg:x1="5.955cm" svg:y1="11.951cm" svg:x2="7.955cm" svg:y2="11.951cm">
          <text:p/>
        </draw:line>
        <draw:line draw:style-name="gr27" draw:text-style-name="P9" draw:layer="layout" svg:x1="5.955cm" svg:y1="12.951cm" svg:x2="7.955cm" svg:y2="12.951cm">
          <text:p/>
        </draw:line>
        <draw:frame draw:style-name="gr7" draw:text-style-name="P13" draw:layer="layout" svg:width="3.55cm" svg:height="4.753cm" svg:x="14.402cm" svg:y="9.588cm">
          <draw:text-box>
            <text:p text:style-name="P12"><text:span text:style-name="T7">sram_rd_en</text:span></text:p>
            <text:p text:style-name="P12"><text:span text:style-name="T7">sram_rd_data</text:span></text:p>
            <text:p text:style-name="P12"><text:span text:style-name="T7">sram_addr</text:span></text:p>
            <text:p text:style-name="P12"><text:span text:style-name="T7">sram_wr_en</text:span></text:p>
            <text:p text:style-name="P12"><text:span text:style-name="T7">sram_wr_data</text:span></text:p>
          </draw:text-box>
        </draw:frame>
        <draw:line draw:style-name="gr27" draw:text-style-name="P9" draw:layer="layout" svg:x1="5.953cm" svg:y1="13.941cm" svg:x2="7.953cm" svg:y2="13.941cm">
          <text:p/>
        </draw:line>
        <draw:line draw:style-name="gr26" draw:text-style-name="P9" draw:layer="layout" svg:x1="14.507cm" svg:y1="13.914cm" svg:x2="12.507cm" svg:y2="13.914cm">
          <text:p/>
        </draw:line>
        <draw:rect draw:style-name="gr22" draw:text-style-name="P8" draw:layer="layout" svg:width="4.547cm" svg:height="10.5cm" svg:x="26.655cm" svg:y="7.4cm">
          <text:p text:style-name="P1"><text:span text:style-name="T6">SDRAM</text:span></text:p>
          <text:p text:style-name="P1"><text:span text:style-name="T6">Controller</text:span></text:p>
        </draw:rect>
        <draw:line draw:style-name="gr26" draw:text-style-name="P9" draw:layer="layout" svg:x1="24.655cm" svg:y1="9.388cm" svg:x2="26.655cm" svg:y2="9.388cm">
          <text:p/>
        </draw:line>
        <draw:line draw:style-name="gr27" draw:text-style-name="P9" draw:layer="layout" svg:x1="33.207cm" svg:y1="8.172cm" svg:x2="31.207cm" svg:y2="8.172cm">
          <text:p/>
        </draw:line>
        <draw:line draw:style-name="gr27" draw:text-style-name="P9" draw:layer="layout" svg:x1="33.207cm" svg:y1="10.172cm" svg:x2="31.207cm" svg:y2="10.172cm">
          <text:p/>
        </draw:line>
        <draw:line draw:style-name="gr27" draw:text-style-name="P9" draw:layer="layout" svg:x1="33.207cm" svg:y1="9.172cm" svg:x2="31.207cm" svg:y2="9.172cm">
          <text:p/>
        </draw:line>
        <draw:line draw:style-name="gr26" draw:text-style-name="P9" draw:layer="layout" svg:x1="33.207cm" svg:y1="11.172cm" svg:x2="31.207cm" svg:y2="11.172cm">
          <text:p/>
        </draw:line>
        <draw:frame draw:style-name="gr28" draw:text-style-name="P11" draw:layer="layout" svg:width="2.649cm" svg:height="6.765cm" svg:x="22.4cm" svg:y="8.937cm">
          <draw:text-box>
            <text:p text:style-name="P10"><text:span text:style-name="T7">clk_x6</text:span></text:p>
            <text:p text:style-name="P10"><text:span text:style-name="T7">rst_n</text:span></text:p>
            <text:p text:style-name="P10"><text:span text:style-name="T7">wr_en</text:span></text:p>
            <text:p text:style-name="P10"><text:span text:style-name="T7">wr_data</text:span></text:p>
            <text:p text:style-name="P10"><text:span text:style-name="T7">Address</text:span></text:p>
            <text:p text:style-name="P10"><text:span text:style-name="T7">rd_en</text:span></text:p>
            <text:p text:style-name="P10"><text:span text:style-name="T7">rd_data</text:span></text:p>
          </draw:text-box>
        </draw:frame>
        <draw:line draw:style-name="gr26" draw:text-style-name="P9" draw:layer="layout" svg:x1="24.655cm" svg:y1="10.388cm" svg:x2="26.655cm" svg:y2="10.388cm">
          <text:p/>
        </draw:line>
        <draw:line draw:style-name="gr27" draw:text-style-name="P9" draw:layer="layout" svg:x1="24.655cm" svg:y1="11.388cm" svg:x2="26.655cm" svg:y2="11.388cm">
          <text:p/>
        </draw:line>
        <draw:line draw:style-name="gr27" draw:text-style-name="P9" draw:layer="layout" svg:x1="24.655cm" svg:y1="12.388cm" svg:x2="26.655cm" svg:y2="12.388cm">
          <text:p/>
        </draw:line>
        <draw:line draw:style-name="gr27" draw:text-style-name="P9" draw:layer="layout" svg:x1="24.655cm" svg:y1="13.388cm" svg:x2="26.655cm" svg:y2="13.388cm">
          <text:p/>
        </draw:line>
        <draw:frame draw:style-name="gr7" draw:text-style-name="P13" draw:layer="layout" svg:width="3.296cm" svg:height="9.783cm" svg:x="33.102cm" svg:y="7.773cm">
          <draw:text-box>
            <text:p text:style-name="P12"><text:span text:style-name="T7">sdram_addr</text:span></text:p>
            <text:p text:style-name="P12"><text:span text:style-name="T7">sdram_bank</text:span></text:p>
            <text:p text:style-name="P12"><text:span text:style-name="T7">sdram_cas_n</text:span></text:p>
            <text:p text:style-name="P12"><text:span text:style-name="T7">sdram_cs_n</text:span></text:p>
            <text:p text:style-name="P12"><text:span text:style-name="T7">sdram_dq</text:span></text:p>
            <text:p text:style-name="P12"><text:span text:style-name="T7">sdram_cas_n</text:span></text:p>
            <text:p text:style-name="P12"><text:span text:style-name="T7">sdram_ldqm</text:span></text:p>
            <text:p text:style-name="P12"><text:span text:style-name="T7">sdram_udqm</text:span></text:p>
            <text:p text:style-name="P12"><text:span text:style-name="T7">sdram_ras_n</text:span></text:p>
            <text:p text:style-name="P12"><text:span text:style-name="T7">sdram_we_n</text:span></text:p>
          </draw:text-box>
        </draw:frame>
        <draw:line draw:style-name="gr27" draw:text-style-name="P9" draw:layer="layout" svg:x1="24.653cm" svg:y1="14.378cm" svg:x2="26.653cm" svg:y2="14.378cm">
          <text:p/>
        </draw:line>
        <draw:line draw:style-name="gr26" draw:text-style-name="P9" draw:layer="layout" svg:x1="33.207cm" svg:y1="12.099cm" svg:x2="31.207cm" svg:y2="12.099cm">
          <text:p/>
        </draw:line>
        <draw:line draw:style-name="gr27" draw:text-style-name="P9" draw:layer="layout" svg:x1="33.194cm" svg:y1="13.201cm" svg:x2="31.194cm" svg:y2="13.201cm">
          <text:p/>
        </draw:line>
        <draw:line draw:style-name="gr27" draw:text-style-name="P9" draw:layer="layout" svg:x1="33.194cm" svg:y1="15.201cm" svg:x2="31.194cm" svg:y2="15.201cm">
          <text:p/>
        </draw:line>
        <draw:line draw:style-name="gr27" draw:text-style-name="P9" draw:layer="layout" svg:x1="33.194cm" svg:y1="14.201cm" svg:x2="31.194cm" svg:y2="14.201cm">
          <text:p/>
        </draw:line>
        <draw:line draw:style-name="gr26" draw:text-style-name="P9" draw:layer="layout" svg:x1="33.194cm" svg:y1="16.201cm" svg:x2="31.194cm" svg:y2="16.201cm">
          <text:p/>
        </draw:line>
        <draw:line draw:style-name="gr26" draw:text-style-name="P9" draw:layer="layout" svg:x1="33.194cm" svg:y1="17.128cm" svg:x2="31.194cm" svg:y2="17.128cm">
          <text:p/>
        </draw:line>
        <draw:line draw:style-name="gr27" draw:text-style-name="P9" draw:layer="layout" svg:x1="5.951cm" svg:y1="14.931cm" svg:x2="7.951cm" svg:y2="14.931cm">
          <text:p/>
        </draw:line>
        <draw:line draw:style-name="gr27" draw:text-style-name="P9" draw:layer="layout" svg:x1="24.651cm" svg:y1="15.344cm" svg:x2="26.651cm" svg:y2="15.3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_20_3" draw:display-name="Arrowhead 3" svg:viewBox="0 0 836 110" svg:d="m0 0h278 278 280v36 36 38h-278-278-280v-36-36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ão Carlos Nunes Bittencourt</meta:initial-creator>
    <meta:creation-date>2014-04-28T20:50:08.786555140</meta:creation-date>
    <dc:date>2014-05-21T16:16:49</dc:date>
    <meta:editing-duration>P3DT12H33M59S</meta:editing-duration>
    <meta:editing-cycles>24</meta:editing-cycles>
    <meta:generator>LibreOffice/4.0.4.2$Linux_X86_64 LibreOffice_project/400m0$Build-2</meta:generator>
    <dc:creator>Victor Valente</dc:creator>
    <meta:document-statistic meta:object-count="130"/>
  </office:meta>
</office:document-meta>
</file>